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ce2"/>
        <table:table-column table:style-name="co1" table:default-cell-style-name="Default"/>
        <table:table-row table:style-name="ro1">
          <table:table-cell table:style-name="Default" table:number-columns-repeated="6"/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table:formula="of:=[.B3]+[.C3]+[.D3]+[.E3]+[.F3]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91" calcext:value-type="float">
            <text:p>191</text:p>
          </table:table-cell>
          <table:table-cell office:value-type="float" office:value="114" calcext:value-type="float">
            <text:p>114</text:p>
          </table:table-cell>
          <table:table-cell table:formula="of:=[.B4]+[.C4]+[.D4]+[.E4]+[.F4]"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table:formula="of:=[.B5]+[.C5]+[.D5]+[.E5]+[.F5]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91" calcext:value-type="float">
            <text:p>191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[.B6]+[.C6]+[.D6]+[.E6]+[.F6]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7]+[.C7]+[.D7]+[.E7]+[.F7]" office:value-type="float" office:value="303" calcext:value-type="float">
            <text:p>3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1:32:59.784101139</meta:creation-date>
    <dc:date>2019-10-21T11:42:51.707057562</dc:date>
    <meta:editing-duration>PT9M49S</meta:editing-duration>
    <meta:editing-cycles>9</meta:editing-cycles>
    <meta:generator>LibreOffice/6.2.7.1$Linux_X86_64 LibreOffice_project/20$Build-1</meta:generator>
    <meta:document-statistic meta:table-count="1" meta:cell-count="40" meta:object-count="0"/>
  </office:meta>
</office:document-meta>
</file>